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Please implement a simple account/authentication service. <text:s/>At a minimum, your application should be able to create a user account, look-up a user, and authenticate a user via password. <text:s/>Please demo sample http requests/responses for each of the APIs that you creat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2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2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2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2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2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shinsky, Mary</meta:initial-creator>
    <dc:creator>Kittappa, Charulatha</dc:creator>
    <meta:editing-cycles>2</meta:editing-cycles>
    <meta:creation-date>2022-08-17T05:56:00</meta:creation-date>
    <dc:date>2022-08-17T05:56:00</dc:date>
    <meta:editing-duration>PT1M</meta:editing-duration>
    <meta:generator>LibreOffice/7.5.5.2$Windows_X86_64 LibreOffice_project/ca8fe7424262805f223b9a2334bc7181abbcbf5e</meta:generator>
    <meta:document-statistic meta:table-count="0" meta:image-count="0" meta:object-count="0" meta:page-count="1" meta:paragraph-count="1" meta:word-count="42" meta:character-count="267" meta:non-whitespace-character-count="225"/>
    <meta:user-defined meta:name="AppVersion">16.0000</meta:user-defined>
    <meta:user-defined meta:name="Company">Intuit, Inc.</meta:user-defined>
    <meta:template xlink:type="simple" xlink:actuate="onRequest" xlink:title="Normal.dotm" xlink:href=""/>
  </office:meta>
</office:document-meta>
</file>